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variant="normal" fo:text-transform="none" fo:color="#000000" style:font-name="Linux Libertine" fo:font-size="13pt" fo:letter-spacing="normal" fo:language="en" fo:country="none" fo:font-style="normal"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TORIAL SCRIPT</text:p>
      <text:p text:style-name="P1"/>
      <text:p text:style-name="P3">Welcome to your new studio, director! My name is Morty and I'm your new assistant.<text:line-break/><text:line-break/>Here at Faramount Pictures, we try to provide the best slasher films at the lowest cost as possible.</text:p>
      <text:p text:style-name="P3"><text:line-break/>That's why we don't use actors in our films, only real people. They charge us nothing and provide great “acting” performances.</text:p>
      <text:p text:style-name="P3"><text:line-break/>So let me show you how things work around here before letting you on your own.</text:p>
      <text:p text:style-name="P3"/>
      <text:p text:style-name="P3"/>
      <text:p text:style-name="P3">&lt;SHOW BUTTONS AND MOUSE HERE&gt;</text:p>
      <text:p text:style-name="P3"/>
      <text:p text:style-name="P3">Use WASD, the Arrow Keys or your Mouse to move the camera around the scene.</text:p>
      <text:p text:style-name="P3"/>
      <text:p text:style-name="P3">&lt;WHEN HE MOVES THE CAMERA&gt;</text:p>
      <text:p text:style-name="P3"/>
      <text:p text:style-name="P3">&lt;SHOWS MOUSE WHEEL&gt;</text:p>
      <text:p text:style-name="P3"/>
      <text:p text:style-name="P3">Use your mouse wheel to zoom-in and zoom-out on the scene.</text:p>
      <text:p text:style-name="P3"/>
      <text:p text:style-name="P3">Well done! Now lets take a look at your “stars”.</text:p>
      <text:p text:style-name="P3"/>
      <text:p text:style-name="P3">&lt;PAN THE CAMERA TO THE TEEN'S HOUSE&gt;</text:p>
      <text:p text:style-name="P3"/>
      <text:p text:style-name="P3">These are your “movie stars”. They are stupid teenagers that you should, scare, trap and kill in the goriest way as possible. <text:line-break/></text:p>
      <text:p text:style-name="P3">&lt;HIGHLIGHT TRAPS GUI&gt;</text:p>
      <text:p text:style-name="P3"/>
      <text:p text:style-name="P3">We do this by putting traps around scene and then letting our “killer/slasher” do the rest of the job.</text:p>
      <text:p text:style-name="P3"/>
      <text:p text:style-name="P3">You have four types of traps highlited below, each one with their own effects.</text:p>
      <text:p text:style-name="P3"/>
      <text:p text:style-name="P3">We will look at each one of them later, but first lets take a closer look at one of your teens.</text:p>
      <text:p text:style-name="P3"/>
      <text:p text:style-name="P3">&lt;SHOW ARROW ON MALE TEEN&gt;</text:p>
      <text:p text:style-name="P3">&lt;ZOOM ON TEEN&gt;</text:p>
      <text:p text:style-name="P3"/>
      <text:p text:style-name="P3">Looks like this stupid teenager is the owner of this fine cabin... Or at least his parents are.</text:p>
      <text:p text:style-name="P3"/>
      <text:p text:style-name="P3">He invited his religious girlfriend over a weekend with him hoping to get laid...</text:p>
      <text:p text:style-name="P3"><text:soft-page-break/></text:p>
      <text:p text:style-name="P3">Lets make sure that doesn't happen. Click on him to get more detailed information.</text:p>
      <text:p text:style-name="P3"/>
      <text:p text:style-name="P3">&lt;HIGHLIGHT TEEN'S PANEL&gt;</text:p>
      <text:p text:style-name="P3">Here you can see his name, traits and curiosity/fear level. </text:p>
      <text:p text:style-name="P3"/>
      <text:p text:style-name="P3">Pay attention to this last one. If a teenager has more FEAR than CURIOSITY, he'll enter in PANIC MODE. When in PANIC MODE, a teen will run away, trying to escape his the level. You should kill him before that happens... Or else you lose the game.</text:p>
      <text:p text:style-name="P3"/>
      <text:p text:style-name="P3">Now we need to wait for the perfect opportunity to scare and kill this pathetic loser. </text:p>
      <text:p text:style-name="P3"/>
      <text:p text:style-name="P3">&lt;HILIGHT THE CLOCK NORMAL SPEED&gt;</text:p>
      <text:p text:style-name="P3"/>
      <text:p text:style-name="P3">Right now the game is paused, resume it by clicking in the 1x speed button. </text:p>
      <text:p text:style-name="P3"/>
      <text:p text:style-name="P3">&lt;WHEN THE GAME IS UNPAUSED&gt;</text:p>
      <text:p text:style-name="P3"/>
      <text:p text:style-name="P3">Now the they will start their daily routine. It's best to kill teens when they are alone and far from their main group.</text:p>
      <text:p text:style-name="P3"/>
      <text:p text:style-name="P3">It may take some time before they are apart, so lets speed up the time. Click on the 2x speed button.</text:p>
      <text:p text:style-name="P3"/>
      <text:p text:style-name="P3">&lt;WHEN THE GAME IS ON HIGH SPEED&gt;</text:p>
      <text:p text:style-name="P3"/>
      <text:p text:style-name="P3">Keep following them with the camera.</text:p>
      <text:p text:style-name="P3"/>
      <text:p text:style-name="P3">&lt;WHEN HE'S FISHING&gt;</text:p>
      <text:p text:style-name="P3">&lt;PAUSE GAME&gt;</text:p>
      <text:p text:style-name="P3"/>
      <text:p text:style-name="P3">Great! He's trying to relief his frustrations by fishing alone.</text:p>
      <text:p text:style-name="P3"/>
      <text:p text:style-name="P3">&lt;HIGHLIGHT LURE TRAPS BUTTONS&gt;</text:p>
      <text:p text:style-name="P3"/>
      <text:p text:style-name="P3">This is the perfect moment to make our moves. <text:s/>The first thing we need to do is drag him further into the woods. We can do this by placing “Lure traps”.</text:p>
      <text:p text:style-name="P3">Lures are baits placed on the scenery to drive the teen's to a given location.</text:p>
      <text:p text:style-name="P3"/>
      <text:p text:style-name="P3">Click on this button to see a list of available traps</text:p>
      <text:p text:style-name="P3"/>
      <text:p text:style-name="P3">&lt;WHEN TRAPS SELECTION IS OPEN&gt;</text:p>
      <text:p text:style-name="P3">&lt;HIGHLIGHT UNDERWEAR TRAP&gt;</text:p>
      <text:p text:style-name="P3"/>
      <text:p text:style-name="P3">This is a perfect trap for this teen. As you must have seen earlier, he has a “Horny” trait. When he sees a trail of underwears he'll think his girlfriend is finally giving him a chance, making him follow it blindly.</text:p>
      <text:p text:style-name="P3"/>
      <text:p text:style-name="P3"><text:soft-page-break/>Remember: some traps don't work with every teenager. Always check their traits before using traps on them.</text:p>
      <text:p text:style-name="P3"/>
      <text:p text:style-name="P3">Click on the trap and place the trails on locations I highlited on the scenery.</text:p>
      <text:p text:style-name="P3"/>
      <text:p text:style-name="P3">&lt;HIGHLIGHT LOCATIONS&gt;</text:p>
      <text:p text:style-name="P3">&lt;WHEN A TRAP IS PLACED&gt;</text:p>
      <text:p text:style-name="P3">&lt;HIGHLIGHT MONEY GUI&gt;</text:p>
      <text:p text:style-name="P3">&lt;PAUSE GAME&gt;</text:p>
      <text:p text:style-name="P3"/>
      <text:p text:style-name="P3">As you may have see, traps cost money. Its price is subtracted from your budget so be careful to no run out of money.</text:p>
      <text:p text:style-name="P3"/>
      <text:p text:style-name="P3">Ok, now we need something to scare this teen really bad. </text:p>
      <text:p text:style-name="P3"/>
      <text:p text:style-name="P3">&lt;HIGHLIGHT FEAR SCORE&gt;</text:p>
      <text:p text:style-name="P3"/>
      <text:p text:style-name="P3">Scare a teen will boost his FEAR level. It will also increase your fear score. A big fear score means that your film has lots of scary scenes thus making it receive better reviews. So always aim for a high fear score.</text:p>
      <text:p text:style-name="P3"/>
      <text:p text:style-name="P3">&lt;HIGHLIGHT MISC BTN&gt;</text:p>
      <text:p text:style-name="P3"/>
      <text:p text:style-name="P3">Ok, lets choice a trap to scare this teen. This kinds of traps are generally stored at the miscellaneous category. Click on it to see the traps availables for you.</text:p>
      <text:p text:style-name="P3"/>
      <text:p text:style-name="P3">&lt;WHEN MISC CATEGORY IS OPEN&gt;</text:p>
      <text:p text:style-name="P3">&lt;HIGHLIGHT THE MANNEQUIN&gt;</text:p>
      <text:p text:style-name="P3"/>
      <text:p text:style-name="P3">Here, a fake dead body is perfect <text:s/>for making he shit his pants. Notice that it will only work at night, when a teen can't see all details of the mannequin. Buy the trap and put at the highlight.</text:p>
      <text:p text:style-name="P3"/>
      <text:p text:style-name="P3">&lt;WHEN HE CLICKS ON THE TRAP&gt;</text:p>
      <text:p text:style-name="P3">&lt;HIGHLIGHT SPOT&gt;</text:p>
      <text:p text:style-name="P3"/>
      <text:p text:style-name="P3">&lt;WHEN HE PUTS THE TRAP ON THE SPOT&gt;</text:p>
      <text:p text:style-name="P3">&lt;PAUSE GAME &gt;</text:p>
      <text:p text:style-name="P3"/>
      <text:p text:style-name="P3">Ok now, we need to choice where our psyco-killer will appear to perform some impromptu brain surgery with a rusty knife.</text:p>
      <text:p text:style-name="P3"/>
      <text:p text:style-name="P3">&lt;HIGHLIGHT HUNTER PLACEMENT BUTTON&gt;</text:p>
      <text:p text:style-name="P3"/>
      <text:p text:style-name="P3">Click on the highltied button to spawn your pysico.</text:p>
      <text:p text:style-name="P3"/>
      <text:p text:style-name="P3">&lt;WHEN HE CLICKS&gt;</text:p>
      <text:p text:style-name="P3"/>
      <text:p text:style-name="P3">These red dots at the screen are your spawn locations. In here you psyco will jump <text:soft-page-break/>from the trees to attack your victims. </text:p>
      <text:p text:style-name="P3"/>
      <text:p text:style-name="P3">&lt;HIGHLIGHT SPECIAL SPAWN LOCATION&gt;</text:p>
      <text:p text:style-name="P3">&lt;PAN THE CAMERA TO THE SPECIAL SPAWN LOCATION&gt;</text:p>
      <text:p text:style-name="P3"/>
      <text:p text:style-name="P3">Click on this spawn location to spawn him here.</text:p>
      <text:p text:style-name="P3"/>
      <text:p text:style-name="P3">&lt;WHEN HE CLICKCS THERE&gt;</text:p>
      <text:p text:style-name="P3">Good! Now if a teen enters on panic mode your killer will be spawned on that location. Rememeber this: the psyco-killer is your only true actor, so take good care of him!</text:p>
      <text:p text:style-name="P3"/>
      <text:p text:style-name="P3">Now we need to trigger the chain-reaction that we just created. </text:p>
      <text:p text:style-name="P3"/>
      <text:p text:style-name="P3">Go back to our teen near the lake.</text:p>
      <text:p text:style-name="P3"/>
      <text:p text:style-name="P3">&lt;WHEN THE CAMERA IS NEAR THE LAKE&gt;</text:p>
      <text:p text:style-name="P3">&lt;HIGHLIGHT SOUND TRAPS BUTTON&gt;</text:p>
      <text:p text:style-name="P3"/>
      <text:p text:style-name="P3">To call atentation of teenagers, use “SOUND TRAPS”. Sound traps are basically bumps on the wall, pre-recorded screams etc.</text:p>
      <text:p text:style-name="P3"/>
      <text:p text:style-name="P3">Click on the button to choice a good one.</text:p>
      <text:p text:style-name="P3"/>
      <text:p text:style-name="P3">&lt;WHEN HE CLICKS&gt;</text:p>
      <text:p text:style-name="P3">&lt;HIGHLIGHT SCREAM&gt;</text:p>
      <text:p text:style-name="P3"/>
      <text:p text:style-name="P3">Here, this is a good one. It will a bit of the teen's fear without triggering panic.</text:p>
      <text:p text:style-name="P3"/>
      <text:p text:style-name="P3">&lt;WHEN HE CLICKS ON THE TRAP&gt;</text:p>
      <text:p text:style-name="P3">&lt;HIGHLIGHT TRAP PLACEMENT POSITION&gt;</text:p>
      <text:p text:style-name="P3"/>
      <text:p text:style-name="P3">Click on the highlited spot to attract the teen towards this position.</text:p>
      <text:p text:style-name="P3"/>
      <text:p text:style-name="P3">&lt;WHEN HE CLICKS&gt;</text:p>
      <text:p text:style-name="P3"/>
      <text:p text:style-name="P3">Everything good so far. Now lets wait for him to enter in panic.</text:p>
      <text:p text:style-name="P3"/>
      <text:p text:style-name="P3">&lt;WHEN HE'S IN PANIC&gt;</text:p>
      <text:p text:style-name="P3"/>
      <text:p text:style-name="P3">Now he's in panic and your psyco is on the game. Hover your mouse over the teen's </text:p>
      <text:p text:style-name="P3">head, when a machete appear right click on it.</text:p>
      <text:p text:style-name="P3"/>
      <text:p text:style-name="P3">&lt;WHEN THE TEEN'S DEAD&gt;</text:p>
      <text:p text:style-name="P3">&lt;REMOVE HUNTER&gt;</text:p>
      <text:p text:style-name="P3">&lt;PAUSE GAME&gt;</text:p>
      <text:p text:style-name="P3">&lt;HIGHLIGHT TEEN'S COUNTER GUI&gt;</text:p>
      <text:p text:style-name="P3"/>
      <text:p text:style-name="P3">Nice one! Now one teen is dead. One more to go. </text:p>
      <text:p text:style-name="P3"><text:soft-page-break/>&lt;HIGHLIGHT DEAD TEEN&gt;</text:p>
      <text:p text:style-name="P3">You can use dead bodies as traps. It will scare the teen who sees it.</text:p>
      <text:p text:style-name="P3"/>
      <text:p text:style-name="P3">Click here to collect the body. As everything in this game, it will cost you. We need to pay our staff, right?.</text:p>
      <text:p text:style-name="P3"/>
      <text:p text:style-name="P3">&lt;WHEN HE COLLECTS THE BODY&gt;</text:p>
      <text:p text:style-name="P3">&lt;HILIGHT MISC BUTTON&gt;</text:p>
      <text:p text:style-name="P3"/>
      <text:p text:style-name="P3">Your new trap is on the miscellaneous trap category. You can use it at anytime without additional costs.</text:p>
      <text:p text:style-name="P3"/>
      <text:p text:style-name="P3">Now comes the fun part: the final girl. </text:p>
      <text:p text:style-name="P3"/>
      <text:p text:style-name="P3">&lt;PAN CAMERA TO LAST TEEN SLEEPING&gt;</text:p>
      <text:p text:style-name="P3"/>
      <text:p text:style-name="P3">The final girl is always tougher than the others teens and immune to several traps. Is advisable to kill her only when there's no other teen left. That will boost your film climax and your score.</text:p>
      <text:p text:style-name="P3"/>
      <text:p text:style-name="P3">When the last teen is a “final girl”, you don't need to wait for someone to enter in panic to spawn your killer. You can kill her at anytime, but that will lower you score.</text:p>
      <text:p text:style-name="P3"/>
      <text:p text:style-name="P3">So always scare her a bit before the killing.</text:p>
      <text:p text:style-name="P3"/>
      <text:p text:style-name="P3">Go ahead, use what you learned to kill 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7T15:31:16.36</meta:creation-date>
    <dc:date>2019-07-29T18:52:48.87</dc:date>
    <meta:editing-duration>PT8H48M40S</meta:editing-duration>
    <meta:editing-cycles>159</meta:editing-cycles>
    <meta:generator>OpenOffice/4.1.3$Win32 OpenOffice.org_project/413m1$Build-9783</meta:generator>
    <meta:document-statistic meta:table-count="0" meta:image-count="0" meta:object-count="0" meta:page-count="5" meta:paragraph-count="105" meta:word-count="1224" meta:character-count="6610"/>
  </office:meta>
</office:document-meta>
</file>